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Fira Mono" svg:font-family="Fira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1562in" fo:margin-bottom="0.1562in" fo:line-height="100%" fo:margin-left="0.2083in" fo:margin-right="0.2083in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</style:style>
    <style:style style:name="T2" style:parent-style-name="Policepardéfaut" style:family="text">
      <style:text-properties style:font-name="Fira Mono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fr" style:country-asian="FR"/>
    </style:style>
    <style:style style:name="T3" style:parent-style-name="Policepardéfaut" style:family="text">
      <style:text-properties style:font-name="Fira Mono" style:font-name-asian="Times New Roman" style:font-name-complex="Courier New" style:letter-kerning="false" fo:font-size="10.5pt" style:font-size-asian="10.5pt" style:font-size-complex="10.5pt" style:language-asian="fr" style:country-asian="FR"/>
    </style:style>
    <style:style style:name="T4" style:parent-style-name="Policepardéfaut" style:family="text">
      <style:text-properties style:font-name="Fira Mono" style:font-name-asian="Times New Roman" style:font-name-complex="Courier New" fo:font-weight="bold" style:font-weight-asian="bold" style:font-weight-complex="bold" fo:color="#0000FF" style:letter-kerning="false" fo:font-size="10.5pt" style:font-size-asian="10.5pt" style:font-size-complex="10.5pt" style:language-asian="fr" style:country-asian="FR"/>
    </style:style>
    <style:style style:name="T5" style:parent-style-name="Policepardéfaut" style:family="text">
      <style:text-properties style:font-name="Fira Mono" style:font-name-asian="Times New Roman" style:font-name-complex="Courier New" style:letter-kerning="false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Fira Mono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Fira Mono" style:font-name-asian="Times New Roman" style:font-name-complex="Courier New" style:letter-kerning="false" fo:font-size="10.5pt" style:font-size-asian="10.5pt" style:font-size-complex="10.5pt" style:language-asian="fr" style:country-asian="FR"/>
    </style:style>
    <style:style style:name="P8" style:parent-style-name="PréformatéHTML" style:family="paragraph">
      <style:paragraph-properties fo:margin-top="0.1562in" fo:margin-bottom="0.1562in" fo:margin-left="0.2083in" fo:margin-right="0.2083in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</style:style>
    <style:style style:name="T9" style:parent-style-name="kn" style:family="text">
      <style:text-properties style:font-name="Fira Mono" fo:font-weight="bold" style:font-weight-asian="bold" style:font-weight-complex="bold" fo:color="#008000" fo:font-size="10.5pt" style:font-size-asian="10.5pt" style:font-size-complex="10.5pt" fo:language="en" fo:country="GB"/>
    </style:style>
    <style:style style:name="T10" style:parent-style-name="Policepardéfaut" style:family="text">
      <style:text-properties style:font-name="Fira Mono" fo:font-size="10.5pt" style:font-size-asian="10.5pt" style:font-size-complex="10.5pt" fo:language="en" fo:country="GB"/>
    </style:style>
    <style:style style:name="T11" style:parent-style-name="nn" style:family="text">
      <style:text-properties style:font-name="Fira Mono" fo:font-weight="bold" style:font-weight-asian="bold" style:font-weight-complex="bold" fo:color="#0000FF" fo:font-size="10.5pt" style:font-size-asian="10.5pt" style:font-size-complex="10.5pt" fo:language="en" fo:country="GB"/>
    </style:style>
    <style:style style:name="T12" style:parent-style-name="Policepardéfaut" style:family="text">
      <style:text-properties style:font-name="Fira Mono" fo:font-size="10.5pt" style:font-size-asian="10.5pt" style:font-size-complex="10.5pt" fo:language="en" fo:country="GB"/>
    </style:style>
    <style:style style:name="T13" style:parent-style-name="kn" style:family="text">
      <style:text-properties style:font-name="Fira Mono" fo:font-weight="bold" style:font-weight-asian="bold" style:font-weight-complex="bold" fo:color="#008000" fo:font-size="10.5pt" style:font-size-asian="10.5pt" style:font-size-complex="10.5pt" fo:language="en" fo:country="GB"/>
    </style:style>
    <style:style style:name="T14" style:parent-style-name="Policepardéfaut" style:family="text">
      <style:text-properties style:font-name="Fira Mono" fo:font-size="10.5pt" style:font-size-asian="10.5pt" style:font-size-complex="10.5pt" fo:language="en" fo:country="GB"/>
    </style:style>
    <style:style style:name="T15" style:parent-style-name="n" style:family="text">
      <style:text-properties style:font-name="Fira Mono" fo:font-size="10.5pt" style:font-size-asian="10.5pt" style:font-size-complex="10.5pt" fo:language="en" fo:country="GB"/>
    </style:style>
    <style:style style:name="P16" style:parent-style-name="Normal" style:family="paragraph">
      <style:paragraph-properties fo:margin-top="0.1562in" fo:margin-bottom="0.1562in" fo:line-height="100%" fo:margin-left="0.2083in" fo:margin-right="0.2083in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Fira Mono" style:font-name-asian="Times New Roman" style:font-name-complex="Courier New" style:letter-kerning="false" fo:font-size="10.5pt" style:font-size-asian="10.5pt" style:font-size-complex="10.5pt" fo:language="en" fo:country="GB" style:language-asian="fr" style:country-asian="FR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paragraph-properties>
        <style:tab-stops>
          <style:tab-stop style:type="left" style:position="0.5208in"/>
        </style:tab-stops>
      </style:paragraph-properties>
      <style:text-properties fo:language="en" fo:country="GB"/>
    </style:style>
    <style:style style:name="P30" style:parent-style-name="Normal" style:family="paragraph">
      <style:paragraph-properties>
        <style:tab-stops>
          <style:tab-stop style:type="left" style:position="0.5208in"/>
        </style:tab-stops>
      </style:paragraph-properties>
    </style:style>
    <style:style style:name="T31" style:parent-style-name="Policepardéfaut" style:family="text">
      <style:text-properties fo:language="en" fo:country="GB"/>
    </style:style>
  </office:automatic-styles>
  <office:body>
    <office:text text:use-soft-page-breaks="true">
      <text:p text:style-name="P1"><text:span text:style-name="T2">from</text:span><text:span text:style-name="T3"><text:s/></text:span><text:span text:style-name="T4">django.db</text:span><text:span text:style-name="T5"><text:s/></text:span><text:span text:style-name="T6">import</text:span><text:span text:style-name="T7"><text:s/>models</text:span></text:p>
      <text:p text:style-name="P8"><text:span text:style-name="T9">from</text:span><text:span text:style-name="T10"><text:s/></text:span><text:span text:style-name="T11">Classroom</text:span><text:span text:style-name="T12"><text:s/></text:span><text:span text:style-name="T13">import</text:span><text:span text:style-name="T14"><text:s/></text:span><text:span text:style-name="T15">Blog</text:span></text:p>
      <text:p text:style-name="P16"/>
      <text:p text:style-name="P17"/>
      <text:p text:style-name="P18">1.</text:p>
      <text:p text:style-name="P19">class<text:s/>Classroom(models.Model) :</text:p>
      <text:p text:style-name="P20"><text:tab/>roomname = models.CharField(max_length=128)</text:p>
      <text:p text:style-name="P21"><text:tab/>seats = models.IntegerField(default=50)</text:p>
      <text:p text:style-name="P22"/>
      <text:p text:style-name="P23">2.<text:s/></text:p>
      <text:p text:style-name="P24">c1=<text:s/>Classroom<text:s/>(roomname=’A101’, seats=42)</text:p>
      <text:p text:style-name="P25">c1.save()</text:p>
      <text:p text:style-name="P26">c2=<text:s/>Classroom<text:s/>(roomname=’A102’)</text:p>
      <text:p text:style-name="P27">c2.save()</text:p>
      <text:p text:style-name="P28"/>
      <text:p text:style-name="P29">3.<text:s/><text:tab/></text:p>
      <text:p text:style-name="P30"><text:span text:style-name="T31">Classroom.objects.filter(seats__gt=45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Fira Mono" svg:font-family="Fira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ta" style:country-complex="LK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kn" style:display-name="kn" style:family="text" style:parent-style-name="Policepardéfaut"/>
    <style:style style:name="nn" style:display-name="nn" style:family="text" style:parent-style-name="Policepardéfaut"/>
    <style:style style:name="n" style:display-name="n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yani Sivanathan</meta:initial-creator>
    <dc:creator>Siyani Sivanathan</dc:creator>
    <meta:creation-date>2023-04-02T13:34:00Z</meta:creation-date>
    <dc:date>2023-04-02T13:34:00Z</dc:date>
    <meta:template xlink:href="Normal.dotm" xlink:type="simple"/>
    <meta:editing-cycles>2</meta:editing-cycles>
    <meta:editing-duration>PT60S</meta:editing-duration>
    <meta:document-statistic meta:page-count="1" meta:paragraph-count="1" meta:word-count="49" meta:character-count="322" meta:row-count="2" meta:non-whitespace-character-count="274"/>
  </office:meta>
</office:document-meta>
</file>